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 fo:min-height="0.512cm" fo:min-width="0.262cm"/>
    </style:style>
    <style:style style:name="gr2" style:family="graphic" style:parent-style-name="standard">
      <style:graphic-properties draw:fill="none" draw:fill-color="#b2b2b2" draw:opacity="50%" draw:textarea-horizontal-align="justify" draw:textarea-vertical-align="middle" draw:auto-grow-height="false" fo:min-height="0.512cm" fo:min-width="0.2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87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512cm" fo:min-width="0.2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52cm"/>
    </style:style>
    <style:style style:name="gr7" style:family="graphic" style:parent-style-name="standard">
      <style:graphic-properties draw:marker-end="Arrow" draw:fill="none" draw:fill-color="#b2b2b2" draw:opacity="50%" draw:textarea-horizontal-align="justify" draw:textarea-vertical-align="middle" draw:auto-grow-height="false" fo:min-height="0.512cm" fo:min-width="0.26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b2b2b2" draw:opacity="50%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62cm" svg:height="0.762cm" svg:x="3.54cm" svg:y="5.06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4.302cm" svg:y="5.06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5.064cm" svg:y="5.06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5.826cm" svg:y="5.06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6.588cm" svg:y="5.06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051cm" svg:height="0.806cm" svg:x="1.362cm" svg:y="5.064cm">
          <draw:text-box>
            <text:p><text:span text:style-name="T1">array[ ]</text:span></text:p>
          </draw:text-box>
        </draw:frame>
        <draw:frame draw:style-name="gr4" draw:text-style-name="P4" draw:layer="layout" svg:width="1.852cm" svg:height="0.806cm" svg:x="1.362cm" svg:y="4.164cm">
          <draw:text-box>
            <text:p><text:span text:style-name="T1">length</text:span></text:p>
          </draw:text-box>
        </draw:frame>
        <draw:custom-shape draw:style-name="gr5" draw:text-style-name="P5" draw:layer="layout" svg:width="0.762cm" svg:height="0.762cm" svg:x="3.54cm" svg:y="4.09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852cm" svg:height="0.806cm" svg:x="1.357cm" svg:y="3.194cm">
          <draw:text-box>
            <text:p><text:span text:style-name="T1">front</text:span></text:p>
          </draw:text-box>
        </draw:frame>
        <draw:custom-shape draw:style-name="gr5" draw:text-style-name="P5" draw:layer="layout" svg:width="0.762cm" svg:height="0.762cm" svg:x="3.535cm" svg:y="3.12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0.762cm" svg:x="7.35cm" svg:y="5.06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387cm" svg:height="0.806cm" svg:x="1.363cm" svg:y="2.243cm">
          <draw:text-box>
            <text:p><text:span text:style-name="T1">size</text:span></text:p>
          </draw:text-box>
        </draw:frame>
        <draw:custom-shape draw:style-name="gr5" draw:text-style-name="P5" draw:layer="layout" svg:width="0.762cm" svg:height="0.762cm" svg:x="3.541cm" svg:y="2.17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18T01:20:22.390000000</meta:creation-date>
    <dc:date>2020-10-18T02:32:21.371000000</dc:date>
    <meta:editing-duration>PT21M32S</meta:editing-duration>
    <meta:editing-cycles>5</meta:editing-cycles>
    <meta:generator>LibreOffice/6.3.2.2$Windows_X86_64 LibreOffice_project/98b30e735bda24bc04ab42594c85f7fd8be07b9c</meta:generator>
    <meta:document-statistic meta:object-count="13"/>
  </office:meta>
</office:document-meta>
</file>